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F2E9FD76.png" manifest:media-type="image/png"/>
  <manifest:file-entry manifest:full-path="Pictures/100002010000010000000100B3C1B0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7" style:family="graphic" style:parent-style-name="standard">
      <style:graphic-properties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28" style:family="graphic" style:parent-style-name="standard">
      <style:graphic-properties svg:stroke-width="0.203cm" svg:stroke-color="#000000" draw:marker-start-width="0.508cm" draw:marker-end-width="0.508cm" draw:fill="solid" draw:fill-color="#00ae00" draw:textarea-horizontal-align="justify" draw:textarea-vertical-align="middle" draw:auto-grow-height="false" fo:padding-top="0.226cm" fo:padding-bottom="0.226cm" fo:padding-left="0.351cm" fo:padding-right="0.351cm"/>
    </style:style>
    <style:style style:name="gr29" style:family="graphic" style:parent-style-name="standard">
      <style:graphic-properties svg:stroke-width="0.203cm" svg:stroke-color="#000000" draw:marker-start-width="0.508cm" draw:marker-end-width="0.508cm" draw:fill="solid" draw:fill-color="#e6e64c" draw:textarea-horizontal-align="justify" draw:textarea-vertical-align="middle" draw:auto-grow-height="false" fo:padding-top="0.226cm" fo:padding-bottom="0.226cm" fo:padding-left="0.351cm" fo:padding-right="0.35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5" draw:text-style-name="P1" xml:id="id16" draw:id="id16" draw:layer="layout" svg:width="4.699cm" svg:height="2.794cm" svg:x="15.57cm" svg:y="2.6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7" draw:id="id17" draw:layer="layout" svg:width="4.699cm" svg:height="2.794cm" svg:x="15.57cm" svg:y="7.6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6" draw:text-style-name="P1" draw:layer="layout" draw:type="curve" svg:x1="17.919cm" svg:y1="5.471cm" svg:x2="17.92cm" svg:y2="7.63cm" draw:start-shape="id16" draw:end-shape="id17" draw:end-glue-point="4" svg:d="m17919 54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5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8" draw:id="id18" draw:layer="layout" svg:width="5.175cm" svg:height="2.794cm" svg:x="15.332cm" svg:y="12.8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7.92cm" svg:y1="10.424cm" svg:x2="17.92cm" svg:y2="12.837cm" draw:start-shape="id17" draw:start-glue-point="6" draw:end-shape="id18" draw:end-glue-point="4" svg:d="m17920 104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0" draw:id="id20" draw:layer="layout" svg:width="4.699cm" svg:height="2.794cm" svg:x="23.936cm" svg:y="12.8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9" draw:id="id19" draw:layer="layout" svg:width="4.699cm" svg:height="2.794cm" svg:x="7.045cm" svg:y="12.8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5.332cm" svg:y1="14.234cm" svg:x2="11.744cm" svg:y2="14.234cm" draw:start-shape="id18" draw:start-glue-point="5" draw:end-shape="id19" draw:end-glue-point="7" svg:d="m15332 14234h-3588" svg:viewBox="0 0 3589 1">
          <text:p text:style-name="P1">* <text:s text:c="12"/></text:p>
        </draw:connector>
        <draw:connector draw:style-name="gr16" draw:text-style-name="P1" draw:layer="layout" draw:type="curve" svg:x1="20.507cm" svg:y1="14.234cm" svg:x2="23.936cm" svg:y2="14.234cm" draw:start-shape="id18" draw:start-glue-point="7" draw:end-shape="id20" svg:d="m20507 14234h3429" svg:viewBox="0 0 3430 1">
          <text:p text:style-name="P1"><text:s text:c="12"/>*</text:p>
        </draw:connector>
        <draw:custom-shape draw:style-name="gr17" draw:text-style-name="P1" draw:layer="layout" svg:width="0.635cm" svg:height="0.635cm" svg:x="14.701cm" svg:y="13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0.5cm" svg:y="1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1" draw:id="id21" draw:layer="layout" svg:width="5.175cm" svg:height="2.794cm" svg:x="15.342cm" svg:y="19.0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9.395cm" svg:y1="15.631cm" svg:x2="17.93cm" svg:y2="19.023cm" draw:start-shape="id19" draw:start-glue-point="6" draw:end-shape="id21" draw:end-glue-point="4" svg:d="m9395 15631c0 2545 8535 850 8535 3392" svg:viewBox="0 0 8536 3393">
          <text:p/>
        </draw:connector>
        <draw:connector draw:style-name="gr6" draw:text-style-name="P1" draw:layer="layout" draw:type="curve" svg:x1="26.286cm" svg:y1="15.631cm" svg:x2="17.929cm" svg:y2="19.023cm" draw:start-shape="id20" draw:start-glue-point="6" draw:end-shape="id21" svg:d="m26286 15631c0 2545-8357 850-8357 3392" svg:viewBox="0 0 8358 3393">
          <text:p/>
        </draw:connector>
        <draw:custom-shape draw:style-name="gr17" draw:text-style-name="P1" draw:layer="layout" svg:width="0.635cm" svg:height="0.635cm" svg:x="9.1cm" svg:y="1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5.999cm" svg:y="15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2" draw:id="id22" draw:layer="layout" svg:width="6.596cm" svg:height="2.794cm" svg:x="5.141cm" svg:y="19.0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3" draw:id="id23" draw:layer="layout" svg:width="7.785cm" svg:height="2.794cm" svg:x="23.84cm" svg:y="19.0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737cm" svg:y1="20.419cm" svg:x2="15.342cm" svg:y2="20.42cm" draw:start-shape="id22" draw:start-glue-point="7" draw:end-shape="id21" draw:end-glue-point="5" svg:d="m11737 20419c2704 0 902 1 3605 1" svg:viewBox="0 0 3606 2">
          <text:p/>
        </draw:connector>
        <draw:connector draw:style-name="gr6" draw:text-style-name="P1" draw:layer="layout" draw:type="curve" svg:x1="23.84cm" svg:y1="20.418cm" svg:x2="20.517cm" svg:y2="20.42cm" draw:start-shape="id23" draw:start-glue-point="5" draw:end-shape="id21" draw:end-glue-point="7" svg:d="m23840 20418c-2493 0-832 2-3323 2" svg:viewBox="0 0 3324 3">
          <text:p/>
        </draw:connector>
        <draw:custom-shape draw:style-name="gr15" draw:text-style-name="P1" xml:id="id24" draw:id="id24" draw:layer="layout" svg:width="4.699cm" svg:height="2.794cm" svg:x="23.969cm" svg:y="7.6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0.269cm" svg:y1="9.027cm" svg:x2="23.969cm" svg:y2="9.026cm" draw:start-shape="id17" draw:start-glue-point="7" draw:end-shape="id24" svg:d="m20269 9027c2775 0 925-1 3700-1" svg:viewBox="0 0 3701 2">
          <text:p text:style-name="P1"><text:s text:c="13"/>*</text:p>
        </draw:connector>
        <draw:custom-shape draw:style-name="gr17" draw:text-style-name="P1" draw:layer="layout" svg:width="0.635cm" svg:height="0.635cm" svg:x="20.301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8" draw:id="id28" draw:layer="layout" svg:width="6.596cm" svg:height="2.794cm" svg:x="5.14cm" svg:y="23.0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5" draw:id="id25" draw:layer="layout" svg:width="7.785cm" svg:height="2.794cm" svg:x="23.839cm" svg:y="22.9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6" draw:id="id26" draw:layer="layout" svg:width="5.175cm" svg:height="2.794cm" svg:x="25.144cm" svg:y="28.0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7.732cm" svg:y1="25.714cm" svg:x2="27.732cm" svg:y2="28.07cm" draw:start-shape="id25" draw:start-glue-point="6" draw:end-shape="id26" draw:end-glue-point="4" svg:d="m27732 25714v2356" svg:viewBox="0 0 1 2357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27.398cm" svg:y="25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7" draw:id="id27" draw:layer="layout" svg:width="4.699cm" svg:height="2.794cm" svg:x="25.382cm" svg:y="33.1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27.732cm" svg:y1="30.864cm" svg:x2="27.732cm" svg:y2="33.128cm" draw:start-shape="id26" draw:start-glue-point="6" draw:end-shape="id27" draw:end-glue-point="4" svg:d="m27732 30864v2264" svg:viewBox="0 0 1 2265">
          <text:p/>
        </draw:connector>
        <draw:custom-shape draw:style-name="gr17" draw:text-style-name="P1" draw:layer="layout" svg:width="0.635cm" svg:height="0.635cm" svg:x="27.397cm" svg:y="30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9" draw:id="id29" draw:layer="layout" svg:width="5.175cm" svg:height="2.794cm" svg:x="5.851cm" svg:y="27.9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8cm" svg:y1="25.815cm" svg:x2="8.439cm" svg:y2="27.943cm" draw:start-shape="id28" draw:start-glue-point="6" draw:end-shape="id29" draw:end-glue-point="4" svg:d="m8438 25815c0 1597 1 534 1 2128" svg:viewBox="0 0 2 2129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7cm" svg:y="25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0" draw:id="id30" draw:layer="layout" svg:width="5.175cm" svg:height="2.794cm" svg:x="5.85cm" svg:y="32.8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9cm" svg:y1="30.737cm" svg:x2="8.438cm" svg:y2="32.842cm" draw:start-shape="id29" draw:start-glue-point="6" draw:end-shape="id30" draw:end-glue-point="4" svg:d="m8439 30737c0 1579-1 527-1 2105" svg:viewBox="0 0 2 2106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6cm" svg:y="3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1" draw:id="id31" draw:layer="layout" svg:width="4.699cm" svg:height="2.794cm" svg:x="6.081cm" svg:y="37.6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8.438cm" svg:y1="35.636cm" svg:x2="8.43cm" svg:y2="37.627cm" draw:start-shape="id30" draw:start-glue-point="6" draw:end-shape="id31" svg:d="m8438 35636c0 1494-8 499-8 1991" svg:viewBox="0 0 9 1992">
          <text:p/>
        </draw:connector>
        <draw:custom-shape draw:style-name="gr17" draw:text-style-name="P1" draw:layer="layout" svg:width="0.635cm" svg:height="0.635cm" svg:x="8.095cm" svg:y="35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2" draw:id="id32" draw:layer="layout" svg:width="4.699cm" svg:height="2.794cm" svg:x="14.18cm" svg:y="27.9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026cm" svg:y1="29.34cm" svg:x2="14.18cm" svg:y2="29.323cm" draw:start-shape="id29" draw:start-glue-point="7" draw:end-shape="id32" draw:end-glue-point="5" svg:d="m11026 29340c2365 0 789-17 3154-17" svg:viewBox="0 0 3155 18">
          <text:p/>
        </draw:connector>
        <draw:custom-shape draw:style-name="gr17" draw:text-style-name="P1" draw:layer="layout" svg:width="0.635cm" svg:height="0.635cm" svg:x="10.996cm" svg:y="29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Default">
        <draw:custom-shape draw:style-name="gr18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19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19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19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20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20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20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20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18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18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5" draw:style-name="dp1" draw:master-page-name="Default">
        <draw:custom-shape draw:style-name="gr21" draw:text-style-name="P1" draw:layer="layout" svg:width="10.16cm" svg:height="2.413cm" svg:x="5.505cm" svg:y="2.3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5.505cm" svg:y="5.06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5.505cm" svg:y="7.73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5.505cm" svg:y="10.39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2.27cm" svg:y="2.3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504cm" svg:y="13.09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191cm" svg:y="17.63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5.191cm" svg:y="20.30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5.191cm" svg:y="22.97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5.191cm" svg:y="25.63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1.956cm" svg:y="17.63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19cm" svg:y="28.33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0.16cm" svg:height="2.413cm" svg:x="19.475cm" svg:y="17.478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0.16cm" svg:height="2.413cm" svg:x="19.475cm" svg:y="20.145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19.475cm" svg:y="22.812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19.475cm" svg:y="25.479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16.24cm" svg:y="17.478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19.474cm" svg:y="28.178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0.16cm" svg:height="2.413cm" svg:x="33.445cm" svg:y="17.51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33.445cm" svg:y="20.17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0.16cm" svg:height="2.413cm" svg:x="33.445cm" svg:y="22.84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33.445cm" svg:y="25.51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30.21cm" svg:y="17.51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33.444cm" svg:y="28.21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15T21:19:40</dc:date>
    <dc:creator>mitko </dc:creator>
    <meta:editing-duration>P2DT4H10M</meta:editing-duration>
    <meta:editing-cycles>174</meta:editing-cycles>
    <meta:generator>LibreOffice/3.5$Linux_X86_64 LibreOffice_project/350m1$Build-2</meta:generator>
    <meta:document-statistic meta:object-count="210"/>
  </office:meta>
</office:document-meta>
</file>